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2.046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.137cm"/>
    </style:style>
    <style:style style:name="gr10" style:family="graphic" style:parent-style-name="standard">
      <style:graphic-properties draw:textarea-horizontal-align="justify" draw:textarea-vertical-align="middle" draw:auto-grow-height="false" fo:min-height="0.315cm" fo:min-width="0.1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5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3333"/>
    </style:style>
    <style:style style:name="T2" style:family="text">
      <style:text-properties fo:font-size="24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Draft 03/14/18</text:span><text:line-break/>Requirements<text:line-break/><text:span text:style-name="T1">Draft 03/14/18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ick Boot time</text:p>
              </text:list-item>
              <text:list-item>
                <text:p>Rapid updates transfer the kernel7.img or kernel.img</text:p>
              </text:list-item>
              <text:list-item>
                <text:p>Max uptime</text:p>
              </text:list-item>
              <text:list-item>
                <text:p>Gbit Ethernet will require next gen Rpi3B+</text:p>
              </text:list-item>
              <text:list-item>
                <text:p>Systems with 1 or 2 Displays</text:p>
              </text:list-item>
              <text:list-item>
                <text:p>Displays with touch support </text:p>
                <text:list>
                  <text:list-item>
                    <text:p>Up to 30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s Requir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Lazarus IDE (Ultibo Edition)</text:p>
                  </text:list-item>
                  <text:list-item>
                    <text:p>Compilers </text:p>
                  </text:list-item>
                  <text:list-item>
                    <text:p>Linkers</text:p>
                  </text:list-item>
                  <text:list-item>
                    <text:p>Git Tools revison control</text:p>
                  </text:list-item>
                  <text:list-item>
                    <text:p>WebBroswer</text:p>
                  </text:list-item>
                  <text:list-item>
                    <text:p>Office Tools </text:p>
                  </text:list-item>
                  <text:list-item>
                    <text:p>Telnet</text:p>
                  </text:list-item>
                  <text:list-item>
                    <text:p>TFTP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esting Deployment</text:p>
                <text:list>
                  <text:list-item>
                    <text:p>Executables</text:p>
                    <text:list>
                      <text:list-item>
                        <text:p>kernel7.img or kernel.img </text:p>
                      </text:list-item>
                    </text:list>
                  </text:list-item>
                  <text:list-item>
                    <text:p>Firmware</text:p>
                    <text:list>
                      <text:list-item>
                        <text:p>bootcode.bin</text:p>
                      </text:list-item>
                      <text:list-item>
                        <text:p>fixup_x.dat</text:p>
                      </text:list-item>
                      <text:list-item>
                        <text:p>start_x.elf</text:p>
                      </text:list-item>
                      <text:list-item>
                        <text:p>config.tx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hat Centos &amp; Fedora</text:p>
              </text:list-item>
              <text:list-item>
                <text:p>Debian Ubuntu RaspBian</text:p>
              </text:list-item>
              <text:list-item>
                <text:p>Distros</text:p>
                <text:list>
                  <text:list-item>
                    <text:p>Create packages from source in either rpm or deb formats.</text:p>
                  </text:list-item>
                  <text:list-item>
                    <text:p>Provide Repositories on the Intern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 Hat Fedora Centos</text:p>
                <text:list>
                  <text:list-item>
                    <text:p>yum</text:p>
                  </text:list-item>
                  <text:list-item>
                    <text:p>rpm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bian Ubuntu RaspBian</text:p>
                <text:list>
                  <text:list-item>
                    <text:p>apt-get</text:p>
                  </text:list-item>
                  <text:list-item>
                    <text:p>dpk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pendancies</text:p>
                <text:list>
                  <text:list-item>
                    <text:p>Libc </text:p>
                  </text:list-item>
                  <text:list-item>
                    <text:p>Libm</text:p>
                  </text:list-item>
                  <text:list-item>
                    <text:p>Source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Package Installers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ual ISO <text:s/>install plus additional packages then cloned</text:p>
              </text:list-item>
              <text:list-item>
                <text:p>Cobbler </text:p>
              </text:list-item>
              <text:list-item>
                <text:p>LiveDVD creator</text:p>
              </text:list-item>
              <text:list-item>
                <text:p>Satellite Server Spacewalk</text:p>
              </text:list-item>
              <text:list-item>
                <text:p>pi-g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" draw:text-style-name="P2" draw:layer="layout" svg:width="10.4cm" svg:height="2.4cm" svg:x="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792cm" svg:height="2.384cm" svg:x="4.3cm" svg:y="6.5cm">
          <draw:text-box>
            <text:p>Raspbian Packages</text:p>
            <text:p>Downloaded from Internet</text:p>
            <text:p/>
          </draw:text-box>
        </draw:frame>
        <draw:custom-shape draw:style-name="gr2" draw:text-style-name="P2" draw:layer="layout" svg:width="10.4cm" svg:height="2.4cm" svg:x="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9cm" svg:height="0.963cm" svg:x="3.975cm" svg:y="10.503cm">
          <draw:text-box>
            <text:p>ultibo94af3cb.tgz</text:p>
          </draw:text-box>
        </draw:frame>
        <draw:frame draw:style-name="gr5" draw:text-style-name="P3" draw:layer="layout" svg:width="6.755cm" svg:height="1.195cm" svg:x="13cm" svg:y="0.8cm">
          <draw:text-box>
            <text:p><text:span text:style-name="T2">Pi-gen installer</text:span> </text:p>
          </draw:text-box>
        </draw:frame>
        <draw:custom-shape draw:style-name="gr6" draw:text-style-name="P2" draw:layer="layout" svg:width="10.4cm" svg:height="2.4cm" svg:x="14.202cm" svg:y="9.602cm">
          <text:p text:style-name="P2">pi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203cm" svg:y="13.103cm">
          <text:p text:style-name="P2">Zip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804cm" svg:y="6.304cm">
          <text:p text:style-name="P2">Local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4cm" svg:y1="7.5cm" svg:x2="16.6cm" svg:y2="9.9cm">
          <text:p/>
        </draw:line>
        <draw:line draw:style-name="gr7" draw:text-style-name="P5" draw:layer="layout" svg:x1="11.901cm" svg:y1="10.9cm" svg:x2="14.202cm" svg:y2="10.9cm">
          <text:p/>
        </draw:line>
        <draw:line draw:style-name="gr7" draw:text-style-name="P5" draw:layer="layout" svg:x1="19.2cm" svg:y1="9.602cm" svg:x2="19.2cm" svg:y2="8.704cm">
          <text:p/>
        </draw:line>
        <draw:line draw:style-name="gr7" draw:text-style-name="P5" draw:layer="layout" svg:x1="19.2cm" svg:y1="12.002cm" svg:x2="19.2cm" svg:y2="13.103cm">
          <text:p/>
        </draw:line>
        <draw:line draw:style-name="gr7" draw:text-style-name="P5" draw:layer="layout" svg:x1="21cm" svg:y1="8.704cm" svg:x2="21cm" svg:y2="9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ing new users.</text:p>
              </text:list-item>
              <text:list-item>
                <text:p>Adding application software.</text:p>
              </text:list-item>
              <text:list-item>
                <text:p>Changing services that were set by default.</text:p>
              </text:list-item>
              <text:list-item>
                <text:p>Locking down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8" draw:text-style-name="P2" draw:layer="layout" svg:width="3.6cm" svg:height="1.6cm" svg:x="4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99cm" svg:height="0.6cm" svg:x="1.9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99cm" svg:height="0.799cm" svg:x="1.9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97cm" svg:height="0.962cm" svg:x="5cm" svg:y="3.2cm">
          <draw:text-box>
            <text:p>RPi3B</text:p>
          </draw:text-box>
        </draw:frame>
        <draw:frame draw:style-name="gr4" draw:text-style-name="P4" draw:layer="layout" svg:width="2.297cm" svg:height="0.963cm" svg:x="4.98cm" svg:y="5.328cm">
          <draw:text-box>
            <text:p>RPi3B</text:p>
          </draw:text-box>
        </draw:frame>
        <draw:frame draw:style-name="gr4" draw:text-style-name="P4" draw:layer="layout" svg:width="2.297cm" svg:height="0.963cm" svg:x="5.08cm" svg:y="8.428cm">
          <draw:text-box>
            <text:p>RPi2B</text:p>
          </draw:text-box>
        </draw:frame>
        <draw:line draw:style-name="gr12" draw:text-style-name="P5" draw:layer="layout" svg:x1="9.8cm" svg:y1="3.2cm" svg:x2="9.8cm" svg:y2="10.2cm">
          <text:p/>
        </draw:line>
        <draw:line draw:style-name="gr7" draw:text-style-name="P5" draw:layer="layout" svg:x1="7.8cm" svg:y1="3.4cm" svg:x2="9.8cm" svg:y2="3.4cm">
          <text:p/>
        </draw:line>
        <draw:line draw:style-name="gr7" draw:text-style-name="P5" draw:layer="layout" svg:x1="7.8cm" svg:y1="5.9cm" svg:x2="9.8cm" svg:y2="5.9cm">
          <text:p/>
        </draw:line>
        <draw:line draw:style-name="gr7" draw:text-style-name="P5" draw:layer="layout" svg:x1="7.8cm" svg:y1="8.6cm" svg:x2="9.8cm" svg:y2="8.6cm">
          <text:p/>
        </draw:line>
        <draw:frame draw:style-name="gr13" draw:text-style-name="P3" draw:layer="layout" svg:width="3.495cm" svg:height="0.962cm" svg:x="0.9cm" svg:y="4.6cm">
          <draw:text-box>
            <text:p>Pi Camera</text:p>
          </draw:text-box>
        </draw:frame>
        <draw:line draw:style-name="gr7" draw:text-style-name="P5" draw:layer="layout" svg:x1="2.8cm" svg:y1="5.9cm" svg:x2="4.4cm" svg:y2="5.9cm">
          <text:p/>
        </draw:line>
        <draw:frame draw:style-name="gr14" draw:text-style-name="P3" draw:layer="layout" svg:width="2.157cm" svg:height="0.962cm" svg:x="1.4cm" svg:y="7.2cm">
          <draw:text-box>
            <text:p>Servo</text:p>
          </draw:text-box>
        </draw:frame>
        <draw:line draw:style-name="gr7" draw:text-style-name="P5" draw:layer="layout" svg:x1="2.8cm" svg:y1="8.7cm" svg:x2="4.4cm" svg:y2="8.7cm">
          <text:p/>
        </draw:line>
        <draw:frame draw:style-name="gr15" draw:text-style-name="P3" draw:layer="layout" svg:width="7.085cm" svg:height="1.673cm" svg:x="5cm" svg:y="1cm">
          <draw:text-box>
            <text:p>RaspBian</text:p>
            <text:p>Lazarus (Ultibo Edi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7:30:24.214866538</meta:creation-date>
    <dc:date>2018-03-15T00:03:50.522315357</dc:date>
    <meta:editing-duration>PT10H18M30S</meta:editing-duration>
    <meta:editing-cycles>34</meta:editing-cycles>
    <meta:generator>LibreOffice/5.2.7.2$Linux_ARM_EABI LibreOffice_project/20m0$Build-2</meta:generator>
    <meta:document-statistic meta:object-count="85"/>
  </office:meta>
</office:document-meta>
</file>